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olaimanLipi" fo:font-size="24pt" fo:font-weight="normal" officeooo:rsid="002caaca" officeooo:paragraph-rsid="002caaca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SolaimanLipi" fo:font-size="24pt" fo:font-weight="normal" officeooo:rsid="002ed387" officeooo:paragraph-rsid="002ed387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SolaimanLipi" fo:font-size="24pt" fo:font-weight="normal" officeooo:rsid="002ed387" officeooo:paragraph-rsid="002ed387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SolaimanLipi" fo:font-size="24pt" fo:font-weight="normal" officeooo:rsid="002caaca" officeooo:paragraph-rsid="002caaca" style:font-size-asian="24pt" style:font-weight-asian="normal" style:font-size-complex="24pt" style:font-weight-complex="normal"/>
    </style:style>
    <style:style style:name="T1" style:family="text">
      <style:text-properties style:font-name-complex="SolaimanLipi"/>
    </style:style>
    <style:style style:name="T2" style:family="text">
      <style:text-properties officeooo:rsid="002d9752" style:font-name-complex="SolaimanLip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</text:span><text:span text:style-name="T1">witch (</text:span><text:span text:style-name="T2">input</text:span><text:span text:style-name="T1">) {</text:span></text:p>
      <text:p text:style-name="P1"><text:tab/>case 1:</text:p>
      <text:p text:style-name="P1"><text:tab/><text:tab/>statements;</text:p>
      <text:p text:style-name="P1"><text:tab/><text:tab/>break;</text:p>
      <text:p text:style-name="P1"><text:tab/>case 2:</text:p>
      <text:p text:style-name="P1"><text:tab/><text:tab/>statements;</text:p>
      <text:p text:style-name="P1"><text:tab/><text:tab/>break;</text:p>
      <text:p text:style-name="P1"><text:tab/>case 3:</text:p>
      <text:p text:style-name="P1"><text:tab/><text:tab/>statements;</text:p>
      <text:p text:style-name="P1"><text:tab/><text:tab/>break;</text:p>
      <text:p text:style-name="P1"><text:tab/>…</text:p>
      <text:p text:style-name="P1"><text:tab/>default:</text:p>
      <text:p text:style-name="P1"><text:tab/><text:tab/>statements;</text:p>
      <text:p text:style-name="P1"><text:tab/><text:tab/>break;</text:p>
      <text:p text:style-name="P1">}</text:p>
      <text:p text:style-name="P1"/>
      <text:p text:style-name="P2">Homework:</text:p>
      <text:p text:style-name="P2">1. Write a program to output</text:p>
      <text:p text:style-name="P2"><text:tab/>input: 4 → “You entered 4”</text:p>
      <text:p text:style-name="P2"><text:tab/>input: 5 → “You entered 5”</text:p>
      <text:p text:style-name="P2"><text:tab/>input: 10 → “You entered 10”</text:p>
      <text:p text:style-name="P2"><text:soft-page-break/><text:tab/>input: others →<text:tab/>“You didn’t enter 4 or 5 or 10.”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9:24:28.223000000</meta:creation-date>
    <meta:generator>LibreOffice/7.4.7.2$Windows_X86_64 LibreOffice_project/723314e595e8007d3cf785c16538505a1c878ca5</meta:generator>
    <dc:date>2023-09-09T19:29:46.460000000</dc:date>
    <meta:editing-duration>PT1H54M8S</meta:editing-duration>
    <meta:editing-cycles>45</meta:editing-cycles>
    <meta:document-statistic meta:table-count="0" meta:image-count="0" meta:object-count="0" meta:page-count="2" meta:paragraph-count="21" meta:word-count="56" meta:character-count="305" meta:non-whitespace-character-count="245"/>
  </office:meta>
</office:document-meta>
</file>